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choOptionHandler.startSubnegotiationRemo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OptionHandler.startSubnegotiation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OptionHandler.EchoOptionHandler( boolean initlocal , boolean initremote , boolean acceptlocal , boolean acceptrem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choOptionHandler.answerSubnegotiation( int suboptionData [ ] , int suboption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OptionHandler.EchoO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